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ynamic System Development Model Atern<text:s/>(DSDM Atern), which is an agile development framework,<text:s/>will be used<text:s/>to<text:s/>produce the desired product of<text:s/>this project. DSDM Atern is one of the agile frameworks<text:s/>that companies<text:s/>use due to its features of fixed time and cost. Scope will be the<text:s/>only<text:s/>factor that will<text:s/>change<text:s/>mostly in this project. The Project in a Box has<text:s/>DSDM Atern<text:s/>templates. These<text:s/>will greatly help us in delivering documents and keep us<text:s/>on the right track throughout<text:s/>the project.<text:s/></text:p>
      <text:p text:style-name="Standard"/>
      <text:p text:style-name="Standard">This project will use the 7<text:s/>phases of DSDM Atern which are as follows:</text:p>
      <text:p text:style-name="Standard"/>
      <text:p text:style-name="Standard"><text:tab/>1.<text:s/>Pre-project</text:p>
      <text:p text:style-name="Standard"><text:tab/>2. Feasibility</text:p>
      <text:p text:style-name="Standard"><text:tab/>3. Foundation</text:p>
      <text:p text:style-name="Standard"><text:tab/>4. Exploration</text:p>
      <text:p text:style-name="Standard"><text:tab/>5. Engineering</text:p>
      <text:p text:style-name="Standard"><text:tab/>6. Deployment</text:p>
      <text:p text:style-name="Standard"><text:tab/>7. Post-project</text:p>
      <text:p text:style-name="Standard"/>
      <text:p text:style-name="Standard">The<text:s/>phases of the DSDM Atern will be<text:s/>used as<text:s/>the guide<text:s/>in setting<text:s/>the dates, and<text:s/>distributing and prioritizing<text:s/>tasks.</text:p>
      <text:p text:style-name="Standard"/>
      <text:p text:style-name="Standard">DSDM follows an iterative and incremental way of delivering<text:s/>a<text:s/>solution. DSDM follows the Pareto principle 80% of the effect comes from the 20% of the cause.<text:s/>20% of the cause should be<text:s/>the<text:s/>focus and delivered since it will affect the 80% of the project. DSDM<text:s/>follows a<text:s/>reverse triangle planning. The project<text:s/>requirements<text:s/>must<text:s/>be extensively and<text:s/>carefully planned at the start before proceeding to the next phases.<text:s/></text:p>
      <text:p text:style-name="Standard"/>
      <text:p text:style-name="Standard">This project will also make use of the following<text:s/>core techniques of the DSDM<text:s/>Atern:</text:p>
      <text:p text:style-name="Standard"/>
      <text:p text:style-name="Standard"><text:tab/>1. Time Boxing</text:p>
      <text:p text:style-name="Standard"><text:tab/>2. MoSCoW Prioritisation</text:p>
      <text:p text:style-name="Standard"><text:tab/>3. Facilitation Workshop</text:p>
      <text:p text:style-name="Standard"><text:tab/></text:p>
      <text:p text:style-name="Standard">MoSCoW stands for<text:s/>the following:</text:p>
      <text:p text:style-name="Standard"/>
      <text:p text:style-name="Standard"><text:tab/>M<text:s/>–<text:s/>Must Have</text:p>
      <text:p text:style-name="Standard"><text:tab/>S <text:s/>–<text:s/>Should Have</text:p>
      <text:p text:style-name="Standard"><text:tab/>C<text:s/><text:s/>– Could Have</text:p>
      <text:p text:style-name="Standard"><text:tab/>W – Won’t Have this time</text:p>
      <text:p text:style-name="Standard"/>
      <text:p text:style-name="Standard">“Must Have”<text:s/>is the core task prioritisation<text:s/>for the project. Not all tasks<text:s/>should<text:s/>be<text:s/>assigned<text:s/>for<text:s/>“Must Have”<text:s/>if it is not important or if it will not affect the project.<text:s/>Most of the remaining items can be moved to<text:s/>“Should<text:s/>Have”<text:s/>or<text:s/>“Could<text:s/>Have”.<text:s/>“Won’t have this time”<text:s/>will be the later task that can be done once the other important tasks<text:s/>are done.</text:p>
      <text:p text:style-name="Standard"/>
      <text:p text:style-name="Standard">Time Boxing<text:s/>will be the planner or blueprint of the project. Every task of the project will be done using time box approach.<text:s/>Facilitation Workshop<text:s/>is composed of<text:s/>the meetings<text:s/>for the project<text:s/>where progress is checked and tasks are distribu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Cura2</dc:creator>
    <meta:creation-date>2016-07-31T12:15:00Z</meta:creation-date>
    <dc:date>2016-07-31T03:42:00Z</dc:date>
    <meta:template xlink:href="Normal.dotm" xlink:type="simple"/>
    <meta:editing-cycles>4</meta:editing-cycles>
    <meta:editing-duration>PT2940S</meta:editing-duration>
    <meta:document-statistic meta:page-count="1" meta:paragraph-count="4" meta:word-count="308" meta:character-count="2061" meta:row-count="14" meta:non-whitespace-character-count="1757"/>
  </office:meta>
</office:document-meta>
</file>